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DE46E8F55D20060EC1.png" manifest:media-type="image/png"/>
  <manifest:file-entry manifest:full-path="Pictures/1000000000000271000001FEA35191FA7BECFEC1.png" manifest:media-type="image/png"/>
  <manifest:file-entry manifest:full-path="Pictures/100000000000051A00000254498E9A1238252E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192cm" svg:y="1.429cm" svg:width="16.616cm" svg:height="12.647cm" draw:z-index="0"><draw:image xlink:href="Pictures/1000000000000274000001DE46E8F55D20060EC1.png" xlink:type="simple" xlink:show="embed" xlink:actuate="onLoad" loext:mime-type="image/png"/></draw:frame></text:p>
      <text:p text:style-name="Standard"/>
      <text:p text:style-name="Standard"><draw:frame draw:style-name="fr1" draw:name="Figura2" text:anchor-type="paragraph" svg:x="0.127cm" svg:y="14.37cm" svg:width="16.536cm" svg:height="13.494cm" draw:z-index="1"><draw:image xlink:href="Pictures/1000000000000271000001FEA35191FA7BECFEC1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2" draw:name="Figura5" text:anchor-type="paragraph" svg:width="17cm" svg:height="7.758cm" draw:z-index="2"><draw:image xlink:href="Pictures/100000000000051A00000254498E9A1238252E0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12:59:28.752000000</meta:creation-date>
    <dc:date>2020-12-26T13:12:09.330000000</dc:date>
    <meta:editing-duration>PT2M30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